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b7c4" officeooo:paragraph-rsid="0015b7c4"/>
    </style:style>
    <style:style style:name="P2" style:family="paragraph" style:parent-style-name="Standard">
      <style:text-properties officeooo:paragraph-rsid="00158c43"/>
    </style:style>
    <style:style style:name="P3" style:family="paragraph" style:parent-style-name="Standard">
      <style:text-properties fo:font-variant="normal" fo:text-transform="none" fo:color="#353833" style:font-name="Liberation Serif" fo:font-size="12pt" fo:letter-spacing="normal" fo:font-style="normal" fo:font-weight="normal" officeooo:rsid="0014217a" officeooo:paragraph-rsid="0014217a" style:font-size-asian="12pt" style:font-size-complex="12pt"/>
    </style:style>
    <style:style style:name="P4" style:family="paragraph" style:parent-style-name="Standard">
      <style:text-properties fo:font-variant="normal" fo:text-transform="none" fo:color="#353833" style:font-name="Liberation Serif" fo:font-size="12pt" fo:letter-spacing="normal" fo:font-style="normal" fo:font-weight="normal" officeooo:rsid="00148bdf" officeooo:paragraph-rsid="00148bdf" style:font-size-asian="12pt" style:font-size-complex="12pt"/>
    </style:style>
    <style:style style:name="P5" style:family="paragraph" style:parent-style-name="Standard">
      <style:text-properties fo:font-variant="normal" fo:text-transform="none" fo:color="#353833" style:font-name="Liberation Serif" fo:font-size="12pt" fo:letter-spacing="normal" fo:font-style="normal" fo:font-weight="normal" officeooo:rsid="00158c43" officeooo:paragraph-rsid="00158c43" style:font-size-asian="12pt" style:font-size-complex="12pt"/>
    </style:style>
    <style:style style:name="P6" style:family="paragraph" style:parent-style-name="Standard">
      <style:text-properties fo:font-variant="normal" fo:text-transform="none" fo:color="#353833" style:font-name="Liberation Serif" fo:font-size="12pt" fo:letter-spacing="normal" fo:font-style="normal" fo:font-weight="normal" officeooo:rsid="0019bfaa" officeooo:paragraph-rsid="0019bfaa" style:font-size-asian="12pt" style:font-size-complex="12pt"/>
    </style:style>
    <style:style style:name="P7" style:family="paragraph" style:parent-style-name="Standard">
      <style:text-properties fo:font-style="normal" officeooo:rsid="0015b7c4" officeooo:paragraph-rsid="0015b7c4" style:font-style-asian="normal" style:font-style-complex="normal"/>
    </style:style>
    <style:style style:name="P8" style:family="paragraph" style:parent-style-name="Standard">
      <style:text-properties officeooo:rsid="0019bfaa" officeooo:paragraph-rsid="0019bfaa"/>
    </style:style>
    <style:style style:name="P9" style:family="paragraph" style:parent-style-name="Standard">
      <style:text-properties officeooo:rsid="001af348" officeooo:paragraph-rsid="001af348"/>
    </style:style>
    <style:style style:name="P10" style:family="paragraph" style:parent-style-name="Standard">
      <style:text-properties style:font-name="Liberation Serif" fo:font-size="12pt" officeooo:rsid="00135329" officeooo:paragraph-rsid="00135329" style:font-size-asian="12pt" style:font-size-complex="12pt"/>
    </style:style>
    <style:style style:name="P11" style:family="paragraph" style:parent-style-name="Standard">
      <style:text-properties style:font-name="Liberation Serif" fo:font-size="12pt" officeooo:rsid="0013e144" officeooo:paragraph-rsid="0013e144" style:font-size-asian="12pt" style:font-size-complex="12pt"/>
    </style:style>
    <style:style style:name="P12" style:family="paragraph" style:parent-style-name="Standard">
      <style:text-properties style:font-name="Liberation Serif" fo:font-size="12pt" officeooo:rsid="0014217a" officeooo:paragraph-rsid="0014217a" style:font-size-asian="12pt" style:font-size-complex="12pt"/>
    </style:style>
    <style:style style:name="P13" style:family="paragraph" style:parent-style-name="Standard">
      <style:text-properties style:font-name="Liberation Serif" fo:font-size="12pt" officeooo:rsid="00148bdf" officeooo:paragraph-rsid="00148bdf" style:font-size-asian="12pt" style:font-size-complex="12pt"/>
    </style:style>
    <style:style style:name="P14" style:family="paragraph" style:parent-style-name="Standard">
      <style:text-properties style:font-name="Liberation Serif" fo:font-size="12pt" officeooo:rsid="00158c43" officeooo:paragraph-rsid="00158c43" style:font-size-asian="12pt" style:font-size-complex="12pt"/>
    </style:style>
    <style:style style:name="P15" style:family="paragraph" style:parent-style-name="Standard">
      <style:text-properties style:font-name="Liberation Serif" fo:font-size="12pt" officeooo:rsid="0019bfaa" officeooo:paragraph-rsid="0019bfaa" style:font-size-asian="12pt" style:font-size-complex="12pt"/>
    </style:style>
    <style:style style:name="P16" style:family="paragraph" style:parent-style-name="Standard">
      <style:text-properties officeooo:rsid="001ffcd9" officeooo:paragraph-rsid="001ffcd9"/>
    </style:style>
    <style:style style:name="P17" style:family="paragraph" style:parent-style-name="Standard">
      <style:paragraph-properties fo:margin-left="0cm" fo:margin-right="0cm" fo:text-indent="0cm" style:auto-text-indent="false"/>
      <style:text-properties fo:font-variant="normal" fo:text-transform="none" fo:color="#353833" style:font-name="Liberation Serif" fo:font-size="12pt" fo:letter-spacing="normal" fo:font-style="normal" fo:font-weight="normal" officeooo:rsid="00135329" officeooo:paragraph-rsid="00135329" style:font-size-asian="12pt" style:font-size-complex="12pt"/>
    </style:style>
    <style:style style:name="P18" style:family="paragraph" style:parent-style-name="Standard">
      <style:paragraph-properties fo:margin-left="0cm" fo:margin-right="0cm" fo:text-indent="0cm" style:auto-text-indent="false"/>
      <style:text-properties style:font-name="Liberation Serif" fo:font-size="12pt" officeooo:rsid="001c39de" officeooo:paragraph-rsid="001c39de" style:font-size-asian="12pt" style:font-size-complex="12pt"/>
    </style:style>
    <style:style style:name="P19" style:family="paragraph" style:parent-style-name="Standard">
      <style:paragraph-properties fo:margin-left="0cm" fo:margin-right="0cm" fo:text-indent="0cm" style:auto-text-indent="false"/>
      <style:text-properties style:font-name="Liberation Serif" fo:font-size="12pt" officeooo:paragraph-rsid="001c39de" style:font-size-asian="12pt" style:font-size-complex="12pt"/>
    </style:style>
    <style:style style:name="P20" style:family="paragraph" style:parent-style-name="Standard">
      <style:paragraph-properties fo:margin-left="0cm" fo:margin-right="0cm" fo:text-indent="0cm" style:auto-text-indent="false"/>
      <style:text-properties style:font-name="Liberation Serif" fo:font-size="12pt" officeooo:rsid="00135329" officeooo:paragraph-rsid="00135329" style:font-size-asian="12pt" style:font-size-complex="12pt"/>
    </style:style>
    <style:style style:name="P21" style:family="paragraph" style:parent-style-name="Standard">
      <style:paragraph-properties fo:margin-left="0cm" fo:margin-right="0cm" fo:text-indent="0cm" style:auto-text-indent="false"/>
      <style:text-properties style:font-name="Liberation Serif" fo:font-size="12pt" officeooo:rsid="00221435" officeooo:paragraph-rsid="00221435" style:font-size-asian="12pt" style:font-size-complex="12pt"/>
    </style:style>
    <style:style style:name="P22" style:family="paragraph" style:parent-style-name="Standard">
      <style:paragraph-properties fo:margin-left="0cm" fo:margin-right="0cm" fo:text-indent="0cm" style:auto-text-indent="false"/>
      <style:text-properties style:font-name="Liberation Serif" fo:font-size="12pt" officeooo:rsid="00234fa1" officeooo:paragraph-rsid="00234fa1" style:font-size-asian="12pt" style:font-size-complex="12pt"/>
    </style:style>
    <style:style style:name="P23" style:family="paragraph" style:parent-style-name="Text_20_body">
      <style:text-properties officeooo:rsid="001c39de" officeooo:paragraph-rsid="001c39de"/>
    </style:style>
    <style:style style:name="P24" style:family="paragraph" style:parent-style-name="Text_20_body">
      <style:text-properties officeooo:rsid="001d49fc" officeooo:paragraph-rsid="001d49fc"/>
    </style:style>
    <style:style style:name="P25" style:family="paragraph" style:parent-style-name="Text_20_body">
      <style:text-properties style:text-underline-style="solid" style:text-underline-width="auto" style:text-underline-color="font-color" officeooo:rsid="001d49fc" officeooo:paragraph-rsid="001d49fc"/>
    </style:style>
    <style:style style:name="P26" style:family="paragraph" style:parent-style-name="Text_20_body">
      <style:text-properties style:text-underline-style="none" officeooo:rsid="001ffcd9" officeooo:paragraph-rsid="001ffcd9"/>
    </style:style>
    <style:style style:name="P27" style:family="paragraph" style:parent-style-name="Standard" style:list-style-name="L1">
      <style:text-properties fo:font-variant="normal" fo:text-transform="none" fo:color="#353833" style:font-name="Liberation Serif" fo:font-size="12pt" fo:letter-spacing="normal" fo:font-style="normal" fo:font-weight="normal" officeooo:rsid="00135329" officeooo:paragraph-rsid="00135329" style:font-size-asian="12pt" style:font-size-complex="12pt"/>
    </style:style>
    <style:style style:name="P28" style:family="paragraph" style:parent-style-name="Standard" style:list-style-name="L2">
      <style:text-properties fo:font-variant="normal" fo:text-transform="none" fo:color="#353833" style:font-name="Liberation Serif" fo:font-size="12pt" fo:letter-spacing="normal" fo:font-style="normal" fo:font-weight="normal" officeooo:rsid="0014217a" officeooo:paragraph-rsid="0014217a" style:font-size-asian="12pt" style:font-size-complex="12pt"/>
    </style:style>
    <style:style style:name="P29" style:family="paragraph" style:parent-style-name="Standard" style:list-style-name="L3">
      <style:text-properties officeooo:rsid="0019bfaa" officeooo:paragraph-rsid="0019bfaa"/>
    </style:style>
    <style:style style:name="P30" style:family="paragraph" style:parent-style-name="Standard" style:list-style-name="L3">
      <style:text-properties officeooo:rsid="001af348" officeooo:paragraph-rsid="001af348"/>
    </style:style>
    <style:style style:name="P31" style:family="paragraph" style:parent-style-name="Heading_20_3" style:list-style-name="">
      <style:text-properties style:text-underline-style="none"/>
    </style:style>
    <style:style style:name="P32" style:family="paragraph" style:parent-style-name="Heading_20_3" style:list-style-name=""/>
    <style:style style:name="P33" style:family="paragraph" style:parent-style-name="Heading_20_3" style:list-style-name=""/>
    <style:style style:name="P34" style:family="paragraph" style:parent-style-name="Heading_20_3">
      <style:paragraph-properties fo:break-before="page"/>
    </style:style>
    <style:style style:name="P35" style:family="paragraph" style:parent-style-name="Heading_20_3">
      <style:paragraph-properties fo:break-before="page"/>
      <style:text-properties style:text-underline-style="none"/>
    </style:style>
    <style:style style:name="P36" style:family="paragraph" style:parent-style-name="Text_20_body" style:list-style-name="L4">
      <style:text-properties officeooo:rsid="001d49fc" officeooo:paragraph-rsid="001d49fc"/>
    </style:style>
    <style:style style:name="P37" style:family="paragraph" style:parent-style-name="Text_20_body" style:list-style-name="L4">
      <style:text-properties style:text-underline-style="solid" style:text-underline-width="auto" style:text-underline-color="font-color" officeooo:rsid="001d49fc" officeooo:paragraph-rsid="001d49fc"/>
    </style:style>
    <style:style style:name="P38" style:family="paragraph" style:parent-style-name="Text_20_body" style:list-style-name="L5">
      <style:text-properties style:text-underline-style="none" officeooo:rsid="001d49fc" officeooo:paragraph-rsid="001d49fc"/>
    </style:style>
    <style:style style:name="P39" style:family="paragraph" style:parent-style-name="Text_20_body">
      <style:text-properties officeooo:rsid="001c39de" officeooo:paragraph-rsid="001c39de"/>
    </style:style>
    <style:style style:name="P40" style:family="paragraph" style:parent-style-name="Text_20_body">
      <style:text-properties officeooo:rsid="002551ba" officeooo:paragraph-rsid="002551ba"/>
    </style:style>
    <style:style style:name="T1" style:family="text">
      <style:text-properties fo:font-variant="normal" fo:text-transform="none" fo:color="#353833" fo:letter-spacing="normal" fo:font-style="normal" fo:font-weight="normal"/>
    </style:style>
    <style:style style:name="T2" style:family="text">
      <style:text-properties fo:font-variant="normal" fo:text-transform="none" fo:color="#353833" fo:letter-spacing="normal" fo:font-style="normal" fo:font-weight="normal" officeooo:rsid="0011740e"/>
    </style:style>
    <style:style style:name="T3" style:family="text">
      <style:text-properties fo:font-variant="normal" fo:text-transform="none" fo:color="#353833" fo:letter-spacing="normal" fo:font-style="normal" fo:font-weight="normal" officeooo:rsid="0014217a"/>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34fa1"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color="#336600" fo:font-style="italic" style:font-style-asian="italic" style:font-style-complex="italic"/>
    </style:style>
    <style:style style:name="T9" style:family="text">
      <style:text-properties fo:color="#cc0000"/>
    </style:style>
    <style:style style:name="T10" style:family="text">
      <style:text-properties style:text-underline-style="solid" style:text-underline-width="auto" style:text-underline-color="font-color"/>
    </style:style>
    <style:style style:name="T11" style:family="text">
      <style:text-properties officeooo:rsid="001c39de"/>
    </style:style>
    <style:style style:name="T12" style:family="text">
      <style:text-properties fo:color="#000000" fo:background-color="#d4d4d4" loext:char-shading-value="0"/>
    </style:style>
    <style:style style:name="T13" style:family="text">
      <style:text-properties fo:color="#000000" officeooo:rsid="001c39de" fo:background-color="#d4d4d4" loext:char-shading-value="0"/>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officeooo:rsid="00234f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F</text:span><text:span text:style-name="T1">unctional Programming</text:span></text:p>
      <text:p text:style-name="P18">Excercise</text:p>
      <text:p text:style-name="P19"><text:span text:style-name="T11">see snippets: </text:span><text:span text:style-name="T12">ExcersiceLambdaExpression.</text:span><text:span text:style-name="T13">java</text:span></text:p>
      <text:p text:style-name="P20"/>
      <text:p text:style-name="P21">Pre-Intro</text:p>
      <text:p text:style-name="P21">(<text:span text:style-name="T16">[2014] </text:span>Functional Thinking)</text:p>
      <text:p text:style-name="P21">Functional programming describes programs as expressions and transformations, <text:span text:style-name="T16">modeling mathematical formulas, and tries to avoid mutable state. Functional programming language categorize problems differently than imperative languages. </text:span><text:span text:style-name="T6">The logical categories (filter, transform, and convert) are represented as functions that implement the low-level transformation but rely on the developer to customize the low-level machinery with a higher-order function, supplied as one of the parameters</text:span><text:span text:style-name="T16">. Thus, I could conceptualize the problem as the following pseudocode:</text:span></text:p>
      <text:p text:style-name="P21"/>
      <text:p text:style-name="P22">listOfEmps</text:p>
      <text:p text:style-name="P22"><text:tab/>- &gt; filter(x.length &gt; 1)</text:p>
      <text:p text:style-name="P22"><text:tab/>- &gt; transform(x.capitalize)</text:p>
      <text:p text:style-name="P22"><text:tab/>- &gt; convert(x + “,” + y)</text:p>
      <text:p text:style-name="P22"/>
      <text:p text:style-name="P22">Functional languages allow you to model this conceptual solution without worrying about the details.</text:p>
      <text:p text:style-name="P22"/>
      <text:p text:style-name="P22"/>
      <text:p text:style-name="P21"/>
      <text:p text:style-name="P21"/>
      <text:p text:style-name="P20"/>
      <text:h text:style-name="Heading_20_3" text:outline-level="3">Intro</text:h>
      <text:p text:style-name="P20"/>
      <text:p text:style-name="P17">Unlike some functional programming languages, such as Haskell, that enforce immutability, Java lets us modify variables at will. In that regard Java is not, and will never be, a pure functional programming language. However, we can write code in the functional style in Java by using higher-order functions.</text:p>
      <text:p text:style-name="P20"/>
      <text:p text:style-name="P17">With higher-order functions we can</text:p>
      <text:list xml:id="list8944347855287634003" text:style-name="L1">
        <text:list-item>
          <text:p text:style-name="P27">Pass functions to functions</text:p>
        </text:list-item>
        <text:list-item>
          <text:p text:style-name="P27">Create functions withing functions</text:p>
        </text:list-item>
        <text:list-item>
          <text:p text:style-name="P27">Return functions from functions</text:p>
        </text:list-item>
      </text:list>
      <text:p text:style-name="P10"/>
      <text:p text:style-name="P10"/>
      <text:p text:style-name="P11"><text:span text:style-name="T1">Lambda expression</text:span><text:span text:style-name="T3">s</text:span><text:span text:style-name="T1"> (lEs), also known as closures, provide a means to represent anonymous methods.</text:span></text:p>
      <text:p text:style-name="P12"/>
      <text:p text:style-name="P3">Lambda expressions allow for the creation and use of single method classes. These methods have a basic syntax that provides for the omission of modifiers, the return type, and optional parameters.</text:p>
      <text:p text:style-name="P12"/>
      <text:p text:style-name="P3">The specification for lEs is set out in JSR 335, which is divided into seven parts: </text:p>
      <text:list xml:id="list3210947221713054556" text:style-name="L2">
        <text:list-item>
          <text:p text:style-name="P28">functional interfaces</text:p>
        </text:list-item>
        <text:list-item>
          <text:p text:style-name="P28">lambda expressions</text:p>
        </text:list-item>
        <text:list-item>
          <text:p text:style-name="P28">method and constructor reference</text:p>
        </text:list-item>
        <text:list-item>
          <text:p text:style-name="P28">poly expressions</text:p>
        </text:list-item>
        <text:list-item>
          <text:p text:style-name="P28"><text:soft-page-break/>typing and evaluation</text:p>
        </text:list-item>
        <text:list-item>
          <text:p text:style-name="P28">type interface</text:p>
        </text:list-item>
        <text:list-item>
          <text:p text:style-name="P28">default methods</text:p>
        </text:list-item>
      </text:list>
      <text:p text:style-name="P12"/>
      <text:p text:style-name="P4">TIP: A lambda expression is not a method, although its declaration looks similar to a method. As the name suggests, a lamda expression is an expression that represents an instance of a functional interface.</text:p>
      <text:p text:style-name="P13"/>
      <text:p text:style-name="P5">TIP: Java is a strongly-typed language, which means that the compiler must know the type of all expression used in a Java program. A lambda expression by itself does not have a type, and therefore, it cannot be used as a standalone expression. The type of a lambda expression is always inferred by the compiler by the context in which it is used.</text:p>
      <text:p text:style-name="P5"/>
      <text:p text:style-name="P6">TIP: A lambda expression that does not declare the types of its parameters is known as <text:span text:style-name="T4">implicit lambda expression</text:span> or an implicity-typed lambda expression. A lambda expression that declares the types of its parameters is known as <text:span text:style-name="T4">explicit lambda expression</text:span> or an explicity-typed lambda expression.</text:p>
      <text:p text:style-name="P14"/>
      <text:p text:style-name="P15"/>
      <text:p text:style-name="P14"/>
      <text:p text:style-name="Heading">Poly expression</text:p>
      <text:p text:style-name="P1">A poly expression is an expression that has different types in different contexts. The compiler determines the type of the expression. The contexts that allow the use of poly expressions are known as poly contexts. <text:span text:style-name="T4">All lambda expressions in Java 8 are poly expressions</text:span>. You must use it in a context to know its type. Poly expressions existed in Java prior to Java 8 and lambda expressions. For example, the expression new ArrayList&lt;&gt; is a poly expression. You cannot tell its type unless you provide the context ot its use. <text:span text:style-name="T5">The opposite of poly expression is standalone expression</text:span>.</text:p>
      <text:p text:style-name="P2"/>
      <text:h text:style-name="Heading_20_3" text:outline-level="3">Target typing</text:h>
      <text:p text:style-name="P1">The compiler infers the type of a lambda expression. The context in which a lambda expression is used expects a type, which is called the <text:span text:style-name="T5">target type</text:span>. The process of inferring the type of a lambda expression from the context is known as <text:span text:style-name="T5">target typing: </text:span></text:p>
      <text:p text:style-name="P1"/>
      <text:p text:style-name="P7">T t = &lt;LambdaExpression&gt;;</text:p>
      <text:p text:style-name="P1"/>
      <text:p text:style-name="P8">The target type of the lambda expression in this context is T. The compiler uses the following rules to determine whether the &lt;LambdaExpression&gt; is assignment compatible with its target type T:</text:p>
      <text:p text:style-name="P8"/>
      <text:list xml:id="list321871948303590439" text:style-name="L3">
        <text:list-item>
          <text:p text:style-name="P29">[<text:span text:style-name="T9">Type</text:span>] T must be a functional <text:span text:style-name="T10">interface</text:span> type. {<text:span text:style-name="T8">My Question: Can T be a class that implements a functional interface? I tried, I think not!</text:span>}</text:p>
        </text:list-item>
        <text:list-item>
          <text:p text:style-name="P29">[<text:span text:style-name="T9">Parameters</text:span>] The lambda expression have the same number and type of parameters as the abstract method of T. For an implicit lambda expression, the compiler will infer the types of parameters from the <text:span text:style-name="T10">abstract method of T</text:span>.</text:p>
        </text:list-item>
        <text:list-item>
          <text:p text:style-name="P29">[<text:span text:style-name="T9">Return type</text:span>] The type of returned value from the body of the lambda expression is assignment compatible to the return type of the <text:span text:style-name="T10">abstract method of T</text:span>.</text:p>
        </text:list-item>
        <text:list-item>
          <text:p text:style-name="P30">[<text:span text:style-name="T9">Exceptions</text:span>] If the body of a lambda expression throws any checked exceptions, those exceptions must be compatible with the declared throws clause of the abstract method of T. It is a compile-time error to throw checked exceptions from the body of a lambda expression, it its target type's method does not contain a throws clause.</text:p>
        </text:list-item>
      </text:list>
      <text:p text:style-name="P9"><text:soft-page-break/></text:p>
      <text:p text:style-name="Heading">Behavior parameterization</text:p>
      <text:p text:style-name="P23">When we use a functional interface into a method parameter we can pass a lambda expression though the result changes on changing the lambda expression we pass to the method. We can say that we have parameterized the behavior of method. Method behaves depends on its parameter. Changing the behavior of a method through its parameters is known as <text:span text:style-name="T5">behavior parametierization</text:span>. <text:span text:style-name="T4">This is also known as passing code as data because you pass code (logic, functionality, or behavior) encapsulated in lambda expressions to methods as if it is data</text:span>. (Pay attention: it is not possible to pass lambda expression to overloaded method because is ambigous for the compiler infers the type).</text:p>
      <text:p text:style-name="P23"/>
      <text:p text:style-name="Heading">Lambda expression contexts</text:p>
      <text:p text:style-name="P24">Lambda expressions can be used only in the following contexts:</text:p>
      <text:list xml:id="list1618567922871785916" text:style-name="L4">
        <text:list-item>
          <text:p text:style-name="P36"><text:span text:style-name="T5">Assignment Context</text:span>: A lambda expression may appear to the right-hand of the assignment operator in an assignment statement. For example, </text:p>
          <text:p text:style-name="P36"><text:span text:style-name="_5f_JavaIdent">ReferenceType</text:span> <text:span text:style-name="_5f_JavaIdent">variable1</text:span> <text:span text:style-name="_5f_JavaIdent">=</text:span> <text:span text:style-name="_5f_JavaIdent">LambdaExpression</text:span>;</text:p>
        </text:list-item>
        <text:list-item>
          <text:p text:style-name="P37"><text:span text:style-name="T7">Method Invocation Context</text:span><text:span text:style-name="T14">: A lambda expression may appear as an argument to a method or constructor call. For example,</text:span></text:p>
          <text:p text:style-name="P37"><text:span text:style-name="_5f_JavaIdent"><text:span text:style-name="T14">util.testJoiner(LambdaExpression);</text:span></text:span></text:p>
        </text:list-item>
        <text:list-item>
          <text:p text:style-name="P37"><text:span text:style-name="T7">Return Context</text:span><text:span text:style-name="T14">: A lambda expression may appear in a return statement inside a method, as its target type is the declared return type of the method. For example,</text:span></text:p>
          <text:p text:style-name="P37"><text:span text:style-name="_5f_JavaKeyWord"><text:span text:style-name="T14">return</text:span></text:span><text:span text:style-name="T14"> </text:span><text:span text:style-name="_5f_JavaIdent"><text:span text:style-name="T14">LambdaExpression;</text:span></text:span></text:p>
        </text:list-item>
        <text:list-item>
          <text:p text:style-name="P37"><text:span text:style-name="T7">Cast Context</text:span><text:span text:style-name="T14">: A lambda expression may be used if it is preceded by a cast. The type specified in the cast is its target type. For example,</text:span></text:p>
          <text:p text:style-name="P37"><text:span text:style-name="_5f_JavaIdent"><text:span text:style-name="T14">(Joiner)</text:span></text:span><text:span text:style-name="T14"> </text:span><text:span text:style-name="_5f_JavaIdent"><text:span text:style-name="T14">LambdaExpression;</text:span></text:span></text:p>
        </text:list-item>
      </text:list>
      <text:p text:style-name="P25"/>
      <text:p text:style-name="P25"/>
      <text:p text:style-name="P25"/>
      <text:h text:style-name="P31" text:outline-level="3"/>
      <text:h text:style-name="P35" text:outline-level="3">Functional Interface</text:h>
      <text:p text:style-name="P25"><text:span text:style-name="T15">A functional interface is simply an interface that has exactly one abstract method</text:span><text:span text:style-name="T14">. The following types of methods in an interface do not count for defining a functional interface:</text:span></text:p>
      <text:list xml:id="list5011135683880142646" text:style-name="L5">
        <text:list-item>
          <text:p text:style-name="P38">Default methods;</text:p>
        </text:list-item>
        <text:list-item>
          <text:p text:style-name="P38">Static methods;</text:p>
        </text:list-item>
        <text:list-item>
          <text:p text:style-name="P38">Public methods inherited from the Object class.</text:p>
        </text:list-item>
      </text:list>
      <text:p text:style-name="P25"/>
      <text:p text:style-name="P26">TIP: A functional interface can optionally be annotated with @FunctionalInterface.</text:p>
      <text:p text:style-name="P26"/>
      <text:p text:style-name="P26">TIP: A functional interface can be generic (i.e. the interface has a type parameter) or can have a generic abstract method.</text:p>
      <text:p text:style-name="P26"/>
      <text:p text:style-name="P26">For generic functional interface continue pag. 138 [1]</text:p>
      <text:p text:style-name="P26"/>
      <text:p text:style-name="P23"/>
      <text:p text:style-name="P23"/>
      <text:h text:style-name="P32" text:outline-level="3"/>
      <text:h text:style-name="P34" text:outline-level="3">Method References</text:h>
      <text:p text:style-name="P40"><text:span text:style-name="T5">A lambda expression represents an anonymous function that is treated as an instance of a functional interface</text:span>.</text:p>
      <text:p text:style-name="P40">TIP: A method reference is not a new type in Java. It is not a function pointer as used in some other programming languages. It is simply shorthand for writing a lambda expression using an existing method. It can only be used where a lambda expression can be used.</text:p>
      <text:p text:style-name="P40">The general syntax for a method reference is: <text:span text:style-name="T4">&lt;Qualifier&gt;::&lt;MethodName&gt;</text:span></text:p>
      <text:p text:style-name="P40"/>
      <text:p text:style-name="P40"/>
      <text:p text:style-name="P40"/>
      <text:h text:style-name="P32" text:outline-level="3"/>
      <text:h text:style-name="P34" text:outline-level="3">Biblio</text:h>
      <text:p text:style-name="P16">[1] - [2014] Beginning Java 8 Language Feature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2:26:15.809000000</meta:creation-date>
    <dc:date>2015-02-03T18:10:17.232000000</dc:date>
    <meta:editing-duration>PT9H46M31S</meta:editing-duration>
    <meta:editing-cycles>6</meta:editing-cycles>
    <meta:generator>LibreOffice/4.3.4.1$Windows_x86 LibreOffice_project/bc356b2f991740509f321d70e4512a6a54c5f243</meta:generator>
    <meta:document-statistic meta:table-count="0" meta:image-count="0" meta:object-count="0" meta:page-count="6" meta:paragraph-count="66" meta:word-count="1145" meta:character-count="7127" meta:non-whitespace-character-count="6067"/>
  </office:meta>
</office:document-meta>
</file>